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face style:name="apple-system" svg:font-family="apple-system, BlinkMacSystemFont, 'Segoe UI', Roboto, 'Helvetica Neue', Arial, 'Noto Sans', sans-serif, 'Apple Color Emoji', 'Segoe UI Emoji', 'Segoe UI Symbol', 'Noto Color Emoji'"/>
    <style:font-face style:name="PT Mono" svg:font-family="'PT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91a6" officeooo:paragraph-rsid="000b91a6"/>
    </style:style>
    <style:style style:name="P2" style:family="paragraph" style:parent-style-name="Standard">
      <style:text-properties officeooo:paragraph-rsid="000b91a6"/>
    </style:style>
    <style:style style:name="P3" style:family="paragraph" style:parent-style-name="Standard">
      <style:text-properties fo:color="#007826" officeooo:rsid="000b91a6" officeooo:paragraph-rsid="000b91a6"/>
    </style:style>
    <style:style style:name="P4" style:family="paragraph" style:parent-style-name="Standard">
      <style:text-properties fo:color="#007826" officeooo:rsid="000b91a6" officeooo:paragraph-rsid="000e95c4"/>
    </style:style>
    <style:style style:name="P5" style:family="paragraph" style:parent-style-name="Standard">
      <style:text-properties fo:color="#007826" officeooo:rsid="000b91a6" officeooo:paragraph-rsid="000dc7d9"/>
    </style:style>
    <style:style style:name="P6" style:family="paragraph" style:parent-style-name="Standard">
      <style:text-properties fo:color="#007826" officeooo:rsid="000b91a6" officeooo:paragraph-rsid="00108003"/>
    </style:style>
    <style:style style:name="P7" style:family="paragraph" style:parent-style-name="Standard">
      <style:text-properties fo:color="#007826" style:font-name="PT Mono" fo:font-size="10pt" officeooo:rsid="000b91a6" officeooo:paragraph-rsid="001460ce" style:font-size-asian="10pt" style:font-size-complex="10pt"/>
    </style:style>
    <style:style style:name="P8" style:family="paragraph" style:parent-style-name="Standard">
      <style:text-properties fo:color="#007826" style:font-name="PT Mono" fo:font-size="10pt" officeooo:rsid="001510bd" officeooo:paragraph-rsid="001510bd" style:font-size-asian="10pt" style:font-size-complex="10pt"/>
    </style:style>
    <style:style style:name="P9" style:family="paragraph" style:parent-style-name="Standard">
      <style:text-properties fo:color="#007826" style:font-name="PT Mono" fo:font-size="10pt" officeooo:rsid="001510bd" officeooo:paragraph-rsid="001aa9c5" style:font-size-asian="10pt" style:font-size-complex="10pt"/>
    </style:style>
    <style:style style:name="P10" style:family="paragraph" style:parent-style-name="Standard">
      <style:text-properties fo:color="#007826" style:font-name="PT Mono" fo:font-size="9pt" officeooo:rsid="000dc7d9" officeooo:paragraph-rsid="000dc7d9" style:font-size-asian="9pt" style:font-size-complex="9pt"/>
    </style:style>
    <style:style style:name="P11" style:family="paragraph" style:parent-style-name="Standard">
      <style:text-properties fo:color="#007826" style:font-name="PT Mono" fo:font-size="9pt" officeooo:rsid="000dc7d9" officeooo:paragraph-rsid="000e95c4" style:font-size-asian="9pt" style:font-size-complex="9pt"/>
    </style:style>
    <style:style style:name="P12" style:family="paragraph" style:parent-style-name="Standard">
      <style:text-properties fo:color="#007826" style:font-name="PT Mono" fo:font-size="9pt" officeooo:rsid="000dc7d9" officeooo:paragraph-rsid="00108003" style:font-size-asian="9pt" style:font-size-complex="9pt"/>
    </style:style>
    <style:style style:name="P13" style:family="paragraph" style:parent-style-name="Standard">
      <style:text-properties fo:color="#007826" style:font-name="PT Mono" fo:font-size="9pt" officeooo:rsid="000dc7d9" officeooo:paragraph-rsid="0010af09" style:font-size-asian="9pt" style:font-size-complex="9pt"/>
    </style:style>
    <style:style style:name="P14" style:family="paragraph" style:parent-style-name="Standard">
      <style:text-properties fo:color="#007826" style:font-name="PT Mono" fo:font-size="9pt" officeooo:rsid="0010af09" officeooo:paragraph-rsid="0010af09" style:font-size-asian="9pt" style:font-size-complex="9pt"/>
    </style:style>
    <style:style style:name="P15" style:family="paragraph" style:parent-style-name="Standard">
      <style:text-properties fo:color="#007826" style:font-name="PT Mono" fo:font-size="9pt" fo:font-weight="bold" officeooo:rsid="0010af09" officeooo:paragraph-rsid="0010af09" style:font-size-asian="9pt" style:font-weight-asian="bold" style:font-size-complex="9pt" style:font-weight-complex="bold"/>
    </style:style>
    <style:style style:name="P16" style:family="paragraph" style:parent-style-name="Standard">
      <style:text-properties fo:color="#007826" style:font-name="PT Mono" fo:font-size="9pt" fo:font-weight="bold" officeooo:rsid="000dc7d9" officeooo:paragraph-rsid="00108003" style:font-size-asian="9pt" style:font-weight-asian="bold" style:font-size-complex="9pt" style:font-weight-complex="bold"/>
    </style:style>
    <style:style style:name="P17" style:family="paragraph" style:parent-style-name="Standard">
      <style:text-properties fo:color="#007826" officeooo:rsid="00108003" officeooo:paragraph-rsid="00108003"/>
    </style:style>
    <style:style style:name="P18" style:family="paragraph" style:parent-style-name="Standard">
      <style:text-properties fo:color="#007826" officeooo:rsid="00148538" officeooo:paragraph-rsid="00148538"/>
    </style:style>
    <style:style style:name="P19" style:family="paragraph" style:parent-style-name="Standard">
      <style:text-properties fo:color="#007826" officeooo:rsid="001510bd" officeooo:paragraph-rsid="001510bd"/>
    </style:style>
    <style:style style:name="P20" style:family="paragraph" style:parent-style-name="Standard">
      <style:text-properties fo:color="#007826" officeooo:rsid="0020110d" officeooo:paragraph-rsid="0020110d"/>
    </style:style>
    <style:style style:name="P21" style:family="paragraph" style:parent-style-name="Standard">
      <style:text-properties officeooo:rsid="00108003" officeooo:paragraph-rsid="00108003"/>
    </style:style>
    <style:style style:name="P22" style:family="paragraph" style:parent-style-name="Standard">
      <style:text-properties officeooo:rsid="0010af09" officeooo:paragraph-rsid="0010af09"/>
    </style:style>
    <style:style style:name="P23" style:family="paragraph" style:parent-style-name="Standard">
      <style:text-properties officeooo:rsid="0010af09" officeooo:paragraph-rsid="0011ba6c"/>
    </style:style>
    <style:style style:name="P24" style:family="paragraph" style:parent-style-name="Standard">
      <style:text-properties officeooo:rsid="0010af09" officeooo:paragraph-rsid="0012df31"/>
    </style:style>
    <style:style style:name="P25" style:family="paragraph" style:parent-style-name="Standard">
      <style:text-properties officeooo:rsid="0011ba6c" officeooo:paragraph-rsid="0011ba6c"/>
    </style:style>
    <style:style style:name="P26" style:family="paragraph" style:parent-style-name="Standard">
      <style:text-properties officeooo:rsid="0011ba6c" officeooo:paragraph-rsid="0012df31"/>
    </style:style>
    <style:style style:name="P27" style:family="paragraph" style:parent-style-name="Standard">
      <style:text-properties officeooo:rsid="0011ba6c" officeooo:paragraph-rsid="00148538"/>
    </style:style>
    <style:style style:name="P28" style:family="paragraph" style:parent-style-name="Standard">
      <style:text-properties officeooo:paragraph-rsid="0011ba6c"/>
    </style:style>
    <style:style style:name="P29" style:family="paragraph" style:parent-style-name="Standard">
      <style:text-properties fo:font-weight="bold" officeooo:rsid="0011ba6c" officeooo:paragraph-rsid="0012df31" style:font-weight-asian="bold" style:font-weight-complex="bold"/>
    </style:style>
    <style:style style:name="P30" style:family="paragraph" style:parent-style-name="Standard">
      <style:text-properties officeooo:rsid="0014a3c9" officeooo:paragraph-rsid="0014a3c9"/>
    </style:style>
    <style:style style:name="P31" style:family="paragraph" style:parent-style-name="Standard">
      <style:text-properties officeooo:rsid="001510bd" officeooo:paragraph-rsid="001510bd"/>
    </style:style>
    <style:style style:name="P32" style:family="paragraph" style:parent-style-name="Standard">
      <style:text-properties officeooo:paragraph-rsid="001aa9c5"/>
    </style:style>
    <style:style style:name="P33" style:family="paragraph" style:parent-style-name="Standard">
      <style:text-properties officeooo:paragraph-rsid="001bbab5"/>
    </style:style>
    <style:style style:name="P34" style:family="paragraph" style:parent-style-name="Standard">
      <style:text-properties officeooo:rsid="001bbab5" officeooo:paragraph-rsid="001bbab5"/>
    </style:style>
    <style:style style:name="P35" style:family="paragraph" style:parent-style-name="Standard">
      <style:text-properties officeooo:rsid="001d687c" officeooo:paragraph-rsid="001d687c"/>
    </style:style>
    <style:style style:name="P36" style:family="paragraph" style:parent-style-name="Standard">
      <style:text-properties officeooo:paragraph-rsid="0020110d"/>
    </style:style>
    <style:style style:name="T1" style:family="text">
      <style:text-properties officeooo:rsid="000b91a6"/>
    </style:style>
    <style:style style:name="T2" style:family="text">
      <style:text-properties officeooo:rsid="000d369d"/>
    </style:style>
    <style:style style:name="T3" style:family="text">
      <style:text-properties style:font-name="PT Mono" fo:font-size="9pt" style:font-size-asian="9pt" style:font-size-complex="9pt"/>
    </style:style>
    <style:style style:name="T4" style:family="text">
      <style:text-properties style:font-name="PT Mono" fo:font-size="9pt" officeooo:rsid="000d369d" style:font-size-asian="9pt" style:font-size-complex="9pt"/>
    </style:style>
    <style:style style:name="T5" style:family="text">
      <style:text-properties style:font-name="PT Mono" fo:font-size="9pt" officeooo:rsid="000e95c4" style:font-size-asian="9pt" style:font-size-complex="9pt"/>
    </style:style>
    <style:style style:name="T6" style:family="text">
      <style:text-properties officeooo:rsid="000e95c4"/>
    </style:style>
    <style:style style:name="T7" style:family="text">
      <style:text-properties fo:color="#007826" style:font-name="PT Mono" fo:font-size="9pt" style:font-size-asian="9pt" style:font-size-complex="9pt"/>
    </style:style>
    <style:style style:name="T8" style:family="text">
      <style:text-properties fo:color="#007826" style:font-name="PT Mono" fo:font-size="9pt" officeooo:rsid="0011ba6c" style:font-size-asian="9pt" style:font-size-complex="9pt"/>
    </style:style>
    <style:style style:name="T9" style:family="text">
      <style:text-properties fo:color="#007826" style:font-name="PT Mono" fo:font-size="9pt" officeooo:rsid="00148538" style:font-size-asian="9pt" style:font-size-complex="9pt"/>
    </style:style>
    <style:style style:name="T10" style:family="text">
      <style:text-properties fo:color="#007826" style:font-name="PT Mono" fo:font-size="10pt" style:font-size-asian="10pt" style:font-size-complex="10pt"/>
    </style:style>
    <style:style style:name="T11" style:family="text">
      <style:text-properties fo:color="#007826" style:font-name="PT Mono" fo:font-size="10pt" officeooo:rsid="001aa9c5" style:font-size-asian="10pt" style:font-size-complex="10pt"/>
    </style:style>
    <style:style style:name="T12" style:family="text">
      <style:text-properties fo:color="#007826" style:font-name="PT Mono" fo:font-size="10pt" officeooo:rsid="001bbab5" style:font-size-asian="10pt" style:font-size-complex="10pt"/>
    </style:style>
    <style:style style:name="T13" style:family="text">
      <style:text-properties fo:color="#007826" style:font-name="PT Mono" fo:font-size="10pt" officeooo:rsid="001d687c" style:font-size-asian="10pt" style:font-size-complex="10pt"/>
    </style:style>
    <style:style style:name="T14" style:family="text">
      <style:text-properties officeooo:rsid="0010af09"/>
    </style:style>
    <style:style style:name="T15" style:family="text">
      <style:text-properties officeooo:rsid="0011ba6c"/>
    </style:style>
    <style:style style:name="T16" style:family="text">
      <style:text-properties officeooo:rsid="0012df31"/>
    </style:style>
    <style:style style:name="T17" style:family="text">
      <style:text-properties fo:font-weight="bold" officeooo:rsid="0012df31"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2df31" style:font-weight-asian="normal" style:font-weight-complex="normal"/>
    </style:style>
    <style:style style:name="T20" style:family="text">
      <style:text-properties officeooo:rsid="001460ce"/>
    </style:style>
    <style:style style:name="T21" style:family="text">
      <style:text-properties officeooo:rsid="001510bd"/>
    </style:style>
    <style:style style:name="T22" style:family="text">
      <style:text-properties officeooo:rsid="0016aa18"/>
    </style:style>
    <style:style style:name="T23" style:family="text">
      <style:text-properties officeooo:rsid="001aa9c5"/>
    </style:style>
    <style:style style:name="T24" style:family="text">
      <style:text-properties officeooo:rsid="001d687c"/>
    </style:style>
    <style:style style:name="T25" style:family="text">
      <style:text-properties officeooo:rsid="0020110d"/>
    </style:style>
    <style:style style:name="T26" style:family="text">
      <style:text-properties style:font-name="Liberation Sans" fo:font-size="16.1000003814697pt" fo:font-weight="bold" officeooo:rsid="0020110d" style:font-name-asian="Noto Sans CJK SC" style:font-size-asian="16.1000003814697pt" style:font-weight-asian="bold" style:font-name-complex="Lohit Devanagari" style:font-size-complex="16.1000003814697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rocessing and delivery of PacBio with <text:span text:style-name="T26">v</text:span>11</text:h>
      <text:p text:style-name="P1"/>
      <text:p text:style-name="P1">I want to <text:span text:style-name="T25">double</text:span> check a bunch of assumptions, and I think we now have all the data to do so.</text:p>
      <text:p text:style-name="P1"/>
      <text:p text:style-name="P1">1) The old v10 CCS and HiFi reads have no kinetics data in the BAM files</text:p>
      <text:p text:style-name="P1"/>
      <text:p text:style-name="P4">To check - find a v10 delivery. <text:span text:style-name="T2">Let's have </text:span></text:p>
      <text:p text:style-name="P4"><text:span text:style-name="T4"/></text:p>
      <text:p text:style-name="P4"><text:span text:style-name="T5">$ cd </text:span><text:span text:style-name="T4">/lustre-gseg/pacbio/pacbio_data/r64175e_20220401_133539</text:span></text:p>
      <text:p text:style-name="P10"/>
      <text:p text:style-name="P10">$ samtools view <text:s/>m64175e_220401_135226.hifi_reads.bam | cut -d $'\t' -f 12- <text:s/>| head</text:p>
      <text:p text:style-name="P10"/>
      <text:p text:style-name="P11">RG:Z:ea328474</text:p>
      <text:p text:style-name="P11">ec:f:5.16804</text:p>
      <text:p text:style-name="P11">np:i:4</text:p>
      <text:p text:style-name="P11">rq:f:0.994807</text:p>
      <text:p text:style-name="P11">sn:B:f,16.3852,23.6629,5.99901,11.0217</text:p>
      <text:p text:style-name="P11">we:i:9206623</text:p>
      <text:p text:style-name="P11">ws:i:5668864</text:p>
      <text:p text:style-name="P11">zm:i:0</text:p>
      <text:p text:style-name="P5">...</text:p>
      <text:p text:style-name="P5"/>
      <text:p text:style-name="P20">No kinetics or methylation.</text:p>
      <text:p text:style-name="P1"/>
      <text:p text:style-name="P1">2) The default v11 HiFi reads have 5mC calls but no other kinetics data.</text:p>
      <text:p text:style-name="P1"/>
      <text:p text:style-name="P6"><text:span text:style-name="T5">$ cd /lustre-gseg/pacbio/pacbio_data/r64175e_20220502_155723</text:span></text:p>
      <text:p text:style-name="P17"><text:span text:style-name="T5">$ </text:span><text:span text:style-name="T3">cd pbpipeline/from/1_A01</text:span></text:p>
      <text:p text:style-name="P6"><text:span text:style-name="T5"/></text:p>
      <text:p text:style-name="P12"><text:span text:style-name="T6">$ samtools view <text:s/>m64175e_220502_161309.hifi_reads.bam | cut -d $'\t' -f 12- <text:s/>| head</text:span></text:p>
      <text:p text:style-name="P12"><text:span text:style-name="T5"/></text:p>
      <text:p text:style-name="P12"><text:span text:style-name="T6">RG:Z:04b22f8a</text:span></text:p>
      <text:p text:style-name="P16"><text:span text:style-name="T6">ac:B:i,4,0,4,0</text:span></text:p>
      <text:p text:style-name="P12"><text:span text:style-name="T6">ec:f:4.47222</text:span></text:p>
      <text:p text:style-name="P16"><text:span text:style-name="T6">ma:i:0</text:span></text:p>
      <text:p text:style-name="P12"><text:span text:style-name="T6">np:i:3</text:span></text:p>
      <text:p text:style-name="P12"><text:span text:style-name="T6">rq:f:0.992</text:span></text:p>
      <text:p text:style-name="P12"><text:span text:style-name="T6">sn:B:f,13.231,19.4836,4.46783,8.49723</text:span></text:p>
      <text:p text:style-name="P12"><text:span text:style-name="T6">we:i:157703</text:span></text:p>
      <text:p text:style-name="P12"><text:span text:style-name="T6">ws:i:60</text:span></text:p>
      <text:p text:style-name="P12"><text:span text:style-name="T6">zm:i:0</text:span></text:p>
      <text:p text:style-name="P1"/>
      <text:p text:style-name="P21"><text:span text:style-name="T14">This is the first v11 run that SMRTino couldn't process. </text:span>We've gained a 'ac' tag and a 'ma' tag. But this cell has no methylation by the looks of it <text:span text:style-name="T14">(?!)</text:span>. But the second cell does:</text:p>
      <text:p text:style-name="P21"/>
      <text:p text:style-name="P13"><text:span text:style-name="T14">$ cd pbpipeline/from/2_B01</text:span></text:p>
      <text:p text:style-name="P13"/>
      <text:p text:style-name="P14">$ samtools view m64175e_220503_060050.unbarcoded.hifi_reads.bam | cut -d $'\t' -f 12- <text:s/>| head -n 10000 | column -t | less -S</text:p>
      <text:p text:style-name="P14"/>
      <text:p text:style-name="P14">RG:Z:ba4ba920</text:p>
      <text:p text:style-name="P14">ac:B:i,18,0,0,16</text:p>
      <text:p text:style-name="P14">ec:f:16.6874</text:p>
      <text:p text:style-name="P14">ma:i:2</text:p>
      <text:p text:style-name="P14">np:i:16</text:p>
      <text:p text:style-name="P14">rq:f:0.999716</text:p>
      <text:p text:style-name="P14">sn:B:f,10.562,15.9628,3.68406,6.57874</text:p>
      <text:p text:style-name="P14">we:i:10757028</text:p>
      <text:p text:style-name="P14">ws:i:798720</text:p>
      <text:p text:style-name="P14">zm:i:297</text:p>
      <text:p text:style-name="P15">MM:Z:C+m,45,33,13,59,3,16, ...</text:p>
      <text:p text:style-name="P15">ML:B:C,1,12,5,10,75,254,185,248,2...</text:p>
      <text:p text:style-name="P1"/>
      <text:p text:style-name="P22"><text:soft-page-break/>OK so this is the 5mC calls <text:span text:style-name="T24">(MM and ML)</text:span> but no other kinetics, as Urmi explained.</text:p>
      <text:p text:style-name="P1"/>
      <text:p text:style-name="P1">What is in the BAM headers?</text:p>
      <text:p text:style-name="P1"/>
      <text:p text:style-name="P14">@PG ID:primrose</text:p>
      <text:p text:style-name="P14"><text:s text:c="4"/>VN:1.2.0 (commit v1.1.0-3-g88e37f5)</text:p>
      <text:p text:style-name="P14"><text:s text:c="4"/>CL:/opt/pacbio/pa-pbprimrose/current/bin/primrose --log-level INFO \</text:p>
      <text:p text:style-name="P14"><text:s text:c="7"/>--stderr-json-log --log-file m64175e_220503_060050.primrose.log \</text:p>
      <text:p text:style-name="P14"><text:s text:c="7"/>--reuse-source-uuid --qv-histogram-report m64175e_220503_060050.5mc_report.json \</text:p>
      <text:p text:style-name="P14"><text:s text:c="7"/>--bam m64175e_220503_060050.hifi_reads.bam \</text:p>
      <text:p text:style-name="P14"><text:s text:c="7"/>m64175e_220503_060050.ccs.consensusreadset.xml</text:p>
      <text:p text:style-name="P14"><text:s text:c="7"/>m64175e_220503_060050.primrose.consensusreadset.xml</text:p>
      <text:p text:style-name="P14"/>
      <text:p text:style-name="P22"><text:span text:style-name="T7">This command was </text:span><text:span text:style-name="T8">supposedly</text:span><text:span text:style-name="T7"> run on the instrument. </text:span><text:span text:style-name="T8">I'm not sure if I believe it.</text:span></text:p>
      <text:p text:style-name="P25"><text:span text:style-name="T8">O</text:span><text:span text:style-name="T7">utput XML we see is m64175e_220503_060050.unbarcoded.consensusreadset.xml.</text:span></text:p>
      <text:p text:style-name="P1"/>
      <text:p text:style-name="P1">3) The CCS file produced with the v11 advanced options has the kinetics data</text:p>
      <text:p text:style-name="P1"/>
      <text:p text:style-name="P23"><text:span text:style-name="T8">$ cd /lustre-gseg/smrtlink/sequel_seqdata/r64175e_20220527_151503/2_B01</text:span></text:p>
      <text:p text:style-name="P1"/>
      <text:p text:style-name="P3">Again, look at the tags and the headers. <text:span text:style-name="T16">Note that the numbers are too long so I had to use </text:span><text:span text:style-name="T20">some sed silliness:</text:span></text:p>
      <text:p text:style-name="P1"/>
      <text:p text:style-name="P7">$ samtools view m64175e_220528_183831.reads.bam <text:span text:style-name="T20">\</text:span></text:p>
      <text:p text:style-name="P7"><text:tab/>| cut -d $'\t' -f 12- <text:s/><text:span text:style-name="T20">\</text:span></text:p>
      <text:p text:style-name="P7"><text:s text:c="6"/>| head -n 100 <text:span text:style-name="T20">\</text:span></text:p>
      <text:p text:style-name="P7"><text:s text:c="6"/>| sed 's/\(:[^\t]\{30\}\)[^\t]*\([\t]\|$\)/\1...\2/g' <text:span text:style-name="T20">\</text:span></text:p>
      <text:p text:style-name="P7"><text:s text:c="6"/>| column -t <text:span text:style-name="T20">\</text:span></text:p>
      <text:p text:style-name="P7"><text:s text:c="6"/>| less -S</text:p>
      <text:p text:style-name="P1"/>
      <text:p text:style-name="P23"><text:span text:style-name="T8">RG:Z:b3a98756</text:span></text:p>
      <text:p text:style-name="P23"><text:span text:style-name="T8">ac:B:i,18,2,20,0</text:span></text:p>
      <text:p text:style-name="P23"><text:span text:style-name="T8">ec:f:20.5144</text:span></text:p>
      <text:p text:style-name="P23"><text:span text:style-name="T8">fi:B:C,11,13,11,25,14,6,13,18,10,15,9,12,19,9,13,11,...</text:span></text:p>
      <text:p text:style-name="P24"><text:span text:style-name="T8">fn:i:9</text:span></text:p>
      <text:p text:style-name="P24"><text:span text:style-name="T8">fp:B:C,16,10,12,17,32,20,12,20,13,10,13,16,19,12,20,...</text:span></text:p>
      <text:p text:style-name="P24"><text:span text:style-name="T8">ma:i:0</text:span></text:p>
      <text:p text:style-name="P24"><text:span text:style-name="T8">np:i:19</text:span></text:p>
      <text:p text:style-name="P24"><text:span text:style-name="T8">ri:B:C,14,23,17,20,10,14,12,10,12,8,16,15,13,38,10,14,...</text:span></text:p>
      <text:p text:style-name="P24"><text:span text:style-name="T8">rn:i:9</text:span></text:p>
      <text:p text:style-name="P24"><text:span text:style-name="T8">rp:B:C,22,21,14,18,29,12,9,30,14,20,19,20,19,8,19,23,...</text:span></text:p>
      <text:p text:style-name="P24"><text:span text:style-name="T8">rq:f:0.999784</text:span></text:p>
      <text:p text:style-name="P24"><text:span text:style-name="T8">sn:B:f,12.2414,19.81,4.08363,7.23105</text:span></text:p>
      <text:p text:style-name="P24"><text:span text:style-name="T8">we:i:8626541</text:span></text:p>
      <text:p text:style-name="P24"><text:span text:style-name="T8">ws:i:9</text:span></text:p>
      <text:p text:style-name="P24"><text:span text:style-name="T8">zm:i:0</text:span></text:p>
      <text:p text:style-name="P23"><text:span text:style-name="T8"/></text:p>
      <text:p text:style-name="P25"><text:span text:style-name="T7">OR</text:span></text:p>
      <text:p text:style-name="P25"><text:span text:style-name="T7"/></text:p>
      <text:p text:style-name="P26"><text:span text:style-name="T7">RG:Z:b3a98756</text:span></text:p>
      <text:p text:style-name="P26"><text:span text:style-name="T7">ac:B:i,0,0,0,0</text:span></text:p>
      <text:p text:style-name="P29"><text:span text:style-name="T7">fi:B:C</text:span></text:p>
      <text:p text:style-name="P26"><text:span text:style-name="T7">fn:i:0</text:span></text:p>
      <text:p text:style-name="P29"><text:span text:style-name="T7">fp:B:C</text:span></text:p>
      <text:p text:style-name="P26"><text:span text:style-name="T7">ma:i:0</text:span></text:p>
      <text:p text:style-name="P26"><text:span text:style-name="T7">np:i:0</text:span></text:p>
      <text:p text:style-name="P29"><text:span text:style-name="T7">ri:B:C</text:span></text:p>
      <text:p text:style-name="P26"><text:span text:style-name="T7">rn:i:0</text:span></text:p>
      <text:p text:style-name="P29"><text:span text:style-name="T7">rp:B:C</text:span></text:p>
      <text:p text:style-name="P26"><text:span text:style-name="T7">rq:f:-1</text:span></text:p>
      <text:p text:style-name="P26"><text:span text:style-name="T7">sn:B:f,15.5425,24.3927,5.88953,9.62481</text:span></text:p>
      <text:p text:style-name="P26"><text:span text:style-name="T7">we:i:3478282</text:span></text:p>
      <text:p text:style-name="P26"><text:span text:style-name="T7">ws:i:430080</text:span></text:p>
      <text:p text:style-name="P26"><text:span text:style-name="T7">zm:i:4</text:span></text:p>
      <text:p text:style-name="P1"/>
      <text:p text:style-name="P28"><text:soft-page-break/><text:span text:style-name="T15">All the rows in the BAM seem to fall into one of these categories. What's the difference? I'm not sure. </text:span><text:span text:style-name="T16">The kinetics data seem to be in </text:span><text:span text:style-name="T17">fi fp ri rp</text:span><text:span text:style-name="T19"> tags.</text:span></text:p>
      <text:p text:style-name="P28"><text:span text:style-name="T19"/></text:p>
      <text:p text:style-name="P30"><text:span text:style-name="T19">A</text:span><text:span text:style-name="T18">ccording to https://pacbiofileformats.readthedocs.io/en/11.0/BAM.html</text:span></text:p>
      <text:p text:style-name="P30">these are forward(f)/reverse(r) IPD(i)/pulse-width(p), and we should also look at fn and rn <text:span text:style-name="T21">which are the numbers of forward and reverse passes.</text:span></text:p>
      <text:p text:style-name="P30"/>
      <text:p text:style-name="P1">4) The HiFi file produced by SMRTino from (3) has the same kinetics data (still no 5mC calls) but just has all the Q&lt;20 reads removed.</text:p>
      <text:p text:style-name="P1"/>
      <text:p text:style-name="P27"><text:span text:style-name="T7">$ cd /lustre-gseg/pacbio/pacbio_data/r64175e_20220527_151503</text:span></text:p>
      <text:p text:style-name="P27"><text:span text:style-name="T7"/></text:p>
      <text:p text:style-name="P27"><text:span text:style-name="T7">$ samtools view m64175e_220528_183831.hifi_</text:span><text:span text:style-name="T9">re</text:span><text:span text:style-name="T7">ads.bam </text:span><text:span text:style-name="T9">\</text:span></text:p>
      <text:p text:style-name="P27"><text:span text:style-name="T9"><text:s text:c="4"/></text:span><text:span text:style-name="T7">| cut -d $'\t' -f 12- <text:s/></text:span><text:span text:style-name="T9">\</text:span></text:p>
      <text:p text:style-name="P27"><text:span text:style-name="T9"><text:s text:c="4"/></text:span><text:span text:style-name="T7">| head -n 100 </text:span><text:span text:style-name="T9">\</text:span></text:p>
      <text:p text:style-name="P27"><text:span text:style-name="T9"><text:s text:c="4"/></text:span><text:span text:style-name="T7">| sed 's/\(:[^\t]\{30\}\)[^\t]*\([\t]\|$\)/\1...\2/g' </text:span><text:span text:style-name="T9">\</text:span></text:p>
      <text:p text:style-name="P27"><text:span text:style-name="T9"><text:s text:c="4"/></text:span><text:span text:style-name="T7">| column -t </text:span><text:span text:style-name="T9">\</text:span></text:p>
      <text:p text:style-name="P27"><text:span text:style-name="T9"><text:s text:c="4"/></text:span><text:span text:style-name="T7">| less -S</text:span></text:p>
      <text:p text:style-name="P1"/>
      <text:p text:style-name="P19">Yes it's the same as (3) but all the reads have the kinetics. So, i<text:span text:style-name="T22">s</text:span> it the case that all the reads in the CCS with kinetics are HiFi reads, or are there some reads that have kinetics but are still not good enough to be HiFi? Let's find out.</text:p>
      <text:p text:style-name="P19"/>
      <text:p text:style-name="P8">$ samtools flagstat m64175e_220528_183831.hifi_reads.bam</text:p>
      <text:p text:style-name="P19">2403918 + 0 in total (QC-passed reads + QC-failed reads)</text:p>
      <text:p text:style-name="P1"/>
      <text:p text:style-name="P18">(Note that the 'reads.bam' file <text:span text:style-name="T21">in this directory</text:span> is the same <text:span text:style-name="T21">CCS file</text:span> as <text:span text:style-name="T21">in (3)</text:span>.)</text:p>
      <text:p text:style-name="P18"/>
      <text:p text:style-name="P8">$ samtools flagstat m64175e_220528_183831.reads.bam</text:p>
      <text:p text:style-name="P8">4889864 + 0 in total (QC-passed reads + QC-failed reads)</text:p>
      <text:p text:style-name="P8"/>
      <text:p text:style-name="P31"><text:span text:style-name="T10">$ samtools view --tag fn:0 -b m64175e_220528_183831.reads.bam | samtools flagstat -</text:span></text:p>
      <text:p text:style-name="P31"><text:span text:style-name="T10">2241438 + 0 in total (QC-passed reads + QC-failed reads)</text:span></text:p>
      <text:p text:style-name="P1"/>
      <text:p text:style-name="P9">4889864 - 2403918 - 2241438 <text:span text:style-name="T23">= 244508</text:span></text:p>
      <text:p text:style-name="P9"/>
      <text:p text:style-name="P32"><text:span text:style-name="T11">So there are some (~10%) of reads that have kinetics info but don't qualify as HiFi.</text:span></text:p>
      <text:p text:style-name="P1"/>
      <text:p text:style-name="P2"><text:span text:style-name="T1">5) The file produced by https://edgen-smrtlink.epcc.ed.ac.uk:8243/sl/analysis/job/213 </text:span><text:span text:style-name="T2">will have 5mC calls but no kinetics data and no Q&lt;20 reads and therefore should be the same as (2) - ie. from running:</text:span></text:p>
      <text:p text:style-name="P2"/>
      <text:p text:style-name="P2">Application: <text:tab/><text:tab/><text:tab/><text:tab/><text:span text:style-name="T2">"</text:span>5mC CpG Detection<text:span text:style-name="T2">"</text:span></text:p>
      <text:p text:style-name="P2">Min. CCS Predicted Accuracy:<text:tab/><text:span text:style-name="T2">20</text:span></text:p>
      <text:p text:style-name="P2">Keep Kinetics In Output:<text:tab/><text:tab/>false</text:p>
      <text:p text:style-name="P2"/>
      <text:p text:style-name="P33"><text:span text:style-name="T11">$ cd /lustre-gseg/smrtlink/data/cromwell-executions/pb_detect_methyl/fd887dad-6057-44ec-ad10-823d0522595c/call-pbprimrose/execution</text:span></text:p>
      <text:p text:style-name="P33"><text:span text:style-name="T11"/></text:p>
      <text:p text:style-name="P33"><text:span text:style-name="T11">$ samtools view with_5mC.bam </text:span><text:span text:style-name="T12">\</text:span></text:p>
      <text:p text:style-name="P33"><text:span text:style-name="T12"><text:tab/></text:span><text:span text:style-name="T11">| cut -d $'\t' -f 12- <text:s/></text:span><text:span text:style-name="T12">\</text:span></text:p>
      <text:p text:style-name="P33"><text:span text:style-name="T12"><text:tab/></text:span><text:span text:style-name="T11">| head -n 100 </text:span><text:span text:style-name="T12">\</text:span></text:p>
      <text:p text:style-name="P33"><text:span text:style-name="T12"><text:tab/></text:span><text:span text:style-name="T11">| sed 's/\(:[^\t]\{30\}\)[^\t]*\([\t]\|$\)/\1...\2/g' </text:span><text:span text:style-name="T12">\</text:span></text:p>
      <text:p text:style-name="P33"><text:span text:style-name="T12"><text:tab/></text:span><text:span text:style-name="T11">| column -t </text:span><text:span text:style-name="T12">\</text:span></text:p>
      <text:p text:style-name="P33"><text:span text:style-name="T12"><text:tab/></text:span><text:span text:style-name="T11">| head -n 20</text:span></text:p>
      <text:p text:style-name="P33"><text:span text:style-name="T11"/></text:p>
      <text:p text:style-name="P33"><text:span text:style-name="T11">RG:Z:b3a98756</text:span></text:p>
      <text:p text:style-name="P33"><text:soft-page-break/><text:span text:style-name="T11">ac:B:i,18,2,20,0</text:span></text:p>
      <text:p text:style-name="P33"><text:span text:style-name="T11">ec:f:20.5144</text:span></text:p>
      <text:p text:style-name="P33"><text:span text:style-name="T11">ma:i:0 <text:s/>np:i:19</text:span></text:p>
      <text:p text:style-name="P33"><text:span text:style-name="T11">rq:f:0.999784</text:span></text:p>
      <text:p text:style-name="P33"><text:span text:style-name="T11">sn:B:f,12.2414,19.81,4.08363,7.23...</text:span></text:p>
      <text:p text:style-name="P33"><text:span text:style-name="T11">we:i:8626541</text:span></text:p>
      <text:p text:style-name="P33"><text:span text:style-name="T11">ws:i:9</text:span></text:p>
      <text:p text:style-name="P33"><text:span text:style-name="T11">zm:i:0</text:span></text:p>
      <text:p text:style-name="P33"><text:span text:style-name="T11">MM:Z:C+m,7,3,0,0,2,0,0,2,7,3,0,1,...</text:span></text:p>
      <text:p text:style-name="P33"><text:span text:style-name="T11">ML:B:C,153,1,3,0,52,4,2,2,232,9,2...</text:span></text:p>
      <text:p text:style-name="P33"><text:span text:style-name="T11"/></text:p>
      <text:p text:style-name="P34"><text:span text:style-name="T11">S</text:span><text:span text:style-name="T10">o this now has the MM and </text:span><text:span text:style-name="T13">ML headers as before, but no other kinetics.</text:span></text:p>
      <text:p text:style-name="P34"><text:span text:style-name="T13"/></text:p>
      <text:p text:style-name="P35"><text:span text:style-name="T10">$ samtools flagstat with_5mC.bam</text:span></text:p>
      <text:p text:style-name="P35"><text:span text:style-name="T10">2403918 + 0 in total (QC-passed reads + QC-failed reads)</text:span></text:p>
      <text:p text:style-name="P35"><text:span text:style-name="T10"/></text:p>
      <text:p text:style-name="P35"><text:span text:style-name="T10">The number is identical to (4) which strongly suggests these are the same reads.</text:span></text:p>
      <text:p text:style-name="P34"><text:span text:style-name="T13"/></text:p>
      <text:p text:style-name="Standard"/>
      <text:p text:style-name="P36"><text:span text:style-name="T25">My conclusion is that all the above assumptions are sound. In the short term, running the </text:span><text:span text:style-name="T2">"</text:span><text:span text:style-name="T25">5mC CpG Detection</text:span><text:span text:style-name="T2">" </text:span><text:span text:style-name="T25">step with default params in SMRTLink is going to give us the "default" output (HiFi with 5mC calls). And I should soon (within a couple of weeks) be able to alter SMRTino so it runs this automaticall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face style:name="apple-system" svg:font-family="apple-system, BlinkMacSystemFont, 'Segoe UI', Roboto, 'Helvetica Neue', Arial, 'Noto Sans', sans-serif, 'Apple Color Emoji', 'Segoe UI Emoji', 'Segoe UI Symbol', 'Noto Color Emoji'"/>
    <style:font-face style:name="PT Mono" svg:font-family="'PT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imothy Booth</meta:initial-creator>
    <meta:creation-date>2022-06-01T12:06:50.504864562</meta:creation-date>
    <dc:date>2022-06-02T14:47:50.122495762</dc:date>
    <dc:creator>Timothy Booth</dc:creator>
    <meta:editing-duration>PT2H11M19S</meta:editing-duration>
    <meta:editing-cycles>2</meta:editing-cycles>
    <meta:generator>LibreOffice/6.4.7.2$Linux_X86_64 LibreOffice_project/40$Build-2</meta:generator>
    <meta:document-statistic meta:table-count="0" meta:image-count="0" meta:object-count="0" meta:page-count="4" meta:paragraph-count="146" meta:word-count="807" meta:character-count="5992" meta:non-whitespace-character-count="5230"/>
  </office:meta>
</office:document-meta>
</file>